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FieldSource.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FieldSource.toString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FieldSource.float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FieldSource.cachedFieldSourceEquals( FieldCacheSource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FieldSource.int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FieldSource.getCachedFieldValues( FieldCache cache , String field ,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yteFieldSource.ByteFieldSourc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FieldSource.ByteFieldSource( String field , FieldCache . Byte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FieldSource.getInn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FieldSource.cachedFieldSource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